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7796" officeooo:paragraph-rsid="001c779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c7796" officeooo:paragraph-rsid="001c7796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c7796" officeooo:paragraph-rsid="001c7796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c7796" officeooo:paragraph-rsid="001e5b8e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da6fc" officeooo:paragraph-rsid="001da6fc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c7796" officeooo:paragraph-rsid="001c7796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da6fc" officeooo:paragraph-rsid="001da6fc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da6fc" officeooo:paragraph-rsid="001e5b8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da6fc" officeooo:paragraph-rsid="001eb85c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eb85c" officeooo:paragraph-rsid="001eb85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bold" officeooo:rsid="001c7796" officeooo:paragraph-rsid="001da6fc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3pt" style:text-underline-style="none" fo:font-weight="bold" officeooo:rsid="001f480b" officeooo:paragraph-rsid="001f480b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c7796" officeooo:paragraph-rsid="001c7796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da6fc" officeooo:paragraph-rsid="001da6fc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c7796" officeooo:paragraph-rsid="001c779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c7796" officeooo:paragraph-rsid="001c7796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b85c" officeooo:paragraph-rsid="001eb85c" style:font-size-asian="11.3500003814697pt" style:font-weight-asian="normal" style:font-size-complex="13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a6fc"/>
    </style:style>
    <style:style style:name="T3" style:family="text">
      <style:text-properties style:text-underline-style="none" officeooo:rsid="001e5b8e"/>
    </style:style>
    <style:style style:name="T4" style:family="text">
      <style:text-properties style:text-underline-style="none" officeooo:rsid="001eb85c"/>
    </style:style>
    <style:style style:name="T5" style:family="text">
      <style:text-properties style:text-underline-style="none" officeooo:rsid="001da6fc" style:font-size-asian="13pt"/>
    </style:style>
    <style:style style:name="T6" style:family="text">
      <style:text-properties officeooo:rsid="001e5b8e"/>
    </style:style>
    <style:style style:name="T7" style:family="text">
      <style:text-properties officeooo:rsid="001eb85c"/>
    </style:style>
    <style:style style:name="T8" style:family="text">
      <style:text-properties fo:font-size="20pt" style:text-underline-style="none" officeooo:rsid="001da6fc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team de méchants</text:p>
      <text:p text:style-name="P2">de Mat077</text:p>
      <text:p text:style-name="P15"/>
      <text:p text:style-name="P16">Information de base :</text:p>
      <text:p text:style-name="P6"/>
      <text:p text:style-name="P6">nom :<text:span text:style-name="T1"> </text:span><text:span text:style-name="T5">Team GeHong</text:span></text:p>
      <text:p text:style-name="P6"/>
      <text:p text:style-name="P6">lieu de la base :<text:span text:style-name="T1"> </text:span><text:span text:style-name="T2">base souterraine dans l’ancien château du roi, non loin de la capitale</text:span></text:p>
      <text:p text:style-name="P6"/>
      <text:p text:style-name="P6">objectif :<text:span text:style-name="T1"> ressusciter</text:span><text:span text:style-name="T2"> le roi et reprendre le contrôle de la région</text:span></text:p>
      <text:p text:style-name="P6"/>
      <text:p text:style-name="P16">Les différents personnages :</text:p>
      <text:p text:style-name="P16"/>
      <text:p text:style-name="P4">Le roi<text:span text:style-name="T6">( à voir si on le </text:span>ressuscite <text:span text:style-name="T6">)</text:span>:<text:span text:style-name="T7">(R)</text:span></text:p>
      <text:p text:style-name="P3"/>
      <text:p text:style-name="P8">Nom :<text:span text:style-name="T1"> A définir</text:span></text:p>
      <text:p text:style-name="P6"/>
      <text:p text:style-name="P7">Raison :<text:span text:style-name="T1"> </text:span><text:span text:style-name="T3">veut reprendre le contrôle de la région</text:span></text:p>
      <text:p text:style-name="P13"/>
      <text:p text:style-name="P7">Team :<text:span text:style-name="T1"> </text:span><text:span text:style-name="T3">une team de pkm qui impose le respect aux autre (tyranocif,...)</text:span></text:p>
      <text:p text:style-name="P13"/>
      <text:p text:style-name="P10">Opinion sur les autres :<text:span text:style-name="T1"> C : a une confiance aveugle</text:span></text:p>
      <text:p text:style-name="P17"><text:tab/><text:tab/><text:tab/> <text:s text:c="5"/>I et M : Neutre </text:p>
      <text:p text:style-name="P3">Le conseiller :<text:span text:style-name="T7">(C)</text:span></text:p>
      <text:p text:style-name="P3"/>
      <text:p text:style-name="P8">Nom :<text:span text:style-name="T1"> A définir</text:span></text:p>
      <text:p text:style-name="P13"/>
      <text:p text:style-name="P7">Raison :<text:span text:style-name="T1"> </text:span><text:span text:style-name="T3">Veut ramener le roi a la vie pour récupérer sa place privilégier <text:s/></text:span></text:p>
      <text:p text:style-name="P13"/>
      <text:p text:style-name="P7">Team :<text:span text:style-name="T1"> </text:span><text:span text:style-name="T3">une team stratégique </text:span></text:p>
      <text:p text:style-name="P10"/>
      <text:p text:style-name="P10">Opinion sur les autres :<text:span text:style-name="T1"> R : l’admire </text:span></text:p>
      <text:p text:style-name="P17"><text:tab/><text:tab/><text:tab/> <text:s text:c="5"/>I et M : Se ne sont que des pion</text:p>
      <text:p text:style-name="P5">l’ingénieur :<text:span text:style-name="T7">(I)</text:span></text:p>
      <text:p text:style-name="P5"/>
      <text:p text:style-name="P8">Nom :<text:span text:style-name="T1"> A définir</text:span></text:p>
      <text:p text:style-name="P14"/>
      <text:p text:style-name="P9">Raison :<text:span text:style-name="T1"> <text:s/></text:span><text:span text:style-name="T3">Veut ramener le roi a la vie pour récupérer </text:span><text:span text:style-name="T4">des fond et crée de nouveaux robots</text:span></text:p>
      <text:p text:style-name="P14"/>
      <text:p text:style-name="P8">Team :<text:span text:style-name="T1"> </text:span><text:span text:style-name="T3">une team avec des poke de type : Acier, feu , eau , elect et combat </text:span></text:p>
      <text:p text:style-name="P10"/>
      <text:p text:style-name="P10">Opinion sur les autres :<text:span text:style-name="T1"> <text:s text:c="2"/>R : neutre</text:span></text:p>
      <text:p text:style-name="P17"><text:tab/><text:tab/><text:tab/> <text:s text:c="6"/>C : il est franchement sympa</text:p>
      <text:p text:style-name="P17"><text:tab/><text:tab/><text:tab/> <text:s text:c="6"/>M : c’est une connasse</text:p>
      <text:p text:style-name="P5"/>
      <text:p text:style-name="P5"/>
      <text:p text:style-name="P12">1/2</text:p>
      <text:p text:style-name="P5"><text:soft-page-break/>La magicienne :<text:span text:style-name="T7">(M)</text:span></text:p>
      <text:p text:style-name="P5"/>
      <text:p text:style-name="P8">Nom :<text:span text:style-name="T1"> A définir</text:span></text:p>
      <text:p text:style-name="P14"/>
      <text:p text:style-name="P9">Raison :<text:span text:style-name="T1"> <text:s/></text:span><text:span text:style-name="T3">Veut ramener le roi a la vie pour récupérer </text:span><text:span text:style-name="T4">des fond pour un projet qu’il faut trouver</text:span></text:p>
      <text:p text:style-name="P14"/>
      <text:p text:style-name="P8">Team :<text:span text:style-name="T1"> </text:span><text:span text:style-name="T3">une team avec des poke de type : spectre , psy , ten</text:span><text:span text:style-name="T4">e</text:span><text:span text:style-name="T3">bre , poison , fée </text:span><text:span text:style-name="T4">et</text:span><text:span text:style-name="T3"> </text:span><text:span text:style-name="T4">dragon </text:span></text:p>
      <text:p text:style-name="P10"/>
      <text:p text:style-name="P10">Opinion sur les autres :<text:span text:style-name="T1"> R : neutre</text:span></text:p>
      <text:p text:style-name="P17"><text:tab/><text:tab/><text:tab/> <text:s text:c="4"/>C : il est franchement sympa</text:p>
      <text:p text:style-name="P17"><text:tab/><text:tab/><text:tab/> <text:s text:c="4"/>M : c’est un connar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2/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M25S</meta:editing-duration>
    <meta:editing-cycles>2</meta:editing-cycles>
    <meta:generator>LibreOffice/7.1.2.2$Windows_X86_64 LibreOffice_project/8a45595d069ef5570103caea1b71cc9d82b2aae4</meta:generator>
    <dc:date>2024-04-03T16:33:31.774000000</dc:date>
    <meta:document-statistic meta:table-count="0" meta:image-count="0" meta:object-count="0" meta:page-count="2" meta:paragraph-count="35" meta:word-count="271" meta:character-count="1339" meta:non-whitespace-character-count="1038"/>
  </office:meta>
</office:document-meta>
</file>